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de" fo:country="DE" style:text-underline-style="solid" style:text-underline-width="auto" style:text-underline-color="font-color" fo:font-weight="bold" officeooo:rsid="00060acc" officeooo:paragraph-rsid="00060ac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de" fo:country="DE" fo:font-weight="bold" officeooo:rsid="00060acc" officeooo:paragraph-rsid="00060ac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de" fo:country="DE" fo:font-weight="bold" officeooo:rsid="00060acc" officeooo:paragraph-rsid="0039128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de" fo:country="DE" fo:font-weight="bold" officeooo:rsid="0049e7e5" officeooo:paragraph-rsid="0049e7e5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de" fo:country="DE" officeooo:rsid="0034600f" officeooo:paragraph-rsid="00512fc9"/>
    </style:style>
    <style:style style:name="P6" style:family="paragraph" style:parent-style-name="Standard">
      <style:text-properties fo:language="de" fo:country="DE" officeooo:rsid="0013c76b" officeooo:paragraph-rsid="0016ee5c"/>
    </style:style>
    <style:style style:name="P7" style:family="paragraph" style:parent-style-name="Standard">
      <style:text-properties fo:language="de" fo:country="DE" officeooo:rsid="00060acc" officeooo:paragraph-rsid="00060acc"/>
    </style:style>
    <style:style style:name="P8" style:family="paragraph" style:parent-style-name="Standard">
      <style:text-properties fo:language="de" fo:country="DE" fo:font-weight="bold" officeooo:rsid="00391284" officeooo:paragraph-rsid="00391284" style:font-weight-asian="bold" style:font-weight-complex="bold"/>
    </style:style>
    <style:style style:name="P9" style:family="paragraph" style:parent-style-name="Standard" style:list-style-name="L1">
      <style:text-properties fo:language="de" fo:country="DE" officeooo:rsid="0049e7e5" officeooo:paragraph-rsid="0049e7e5"/>
    </style:style>
    <style:style style:name="P10" style:family="paragraph" style:parent-style-name="Standard" style:list-style-name="L1">
      <style:text-properties fo:language="de" fo:country="DE" officeooo:rsid="00195365" officeooo:paragraph-rsid="0049e7e5"/>
    </style:style>
    <style:style style:name="P11" style:family="paragraph" style:parent-style-name="Standard">
      <style:text-properties fo:language="de" fo:country="DE" officeooo:rsid="00195365" officeooo:paragraph-rsid="0049e7e5"/>
    </style:style>
    <style:style style:name="P12" style:family="paragraph" style:parent-style-name="Standard" style:list-style-name="L2">
      <style:text-properties fo:language="de" fo:country="DE" officeooo:rsid="00075c68" officeooo:paragraph-rsid="00075c68"/>
    </style:style>
    <style:style style:name="P13" style:family="paragraph" style:parent-style-name="Standard" style:list-style-name="L2">
      <style:text-properties fo:language="de" fo:country="DE" officeooo:rsid="000be79a" officeooo:paragraph-rsid="000be79a"/>
    </style:style>
    <style:style style:name="P14" style:family="paragraph" style:parent-style-name="Standard" style:list-style-name="L1">
      <style:text-properties fo:language="de" fo:country="DE" officeooo:rsid="000be79a" officeooo:paragraph-rsid="00391284"/>
    </style:style>
    <style:style style:name="P15" style:family="paragraph" style:parent-style-name="Standard" style:list-style-name="L1">
      <style:text-properties fo:language="de" fo:country="DE" officeooo:rsid="000be79a" officeooo:paragraph-rsid="0059f411"/>
    </style:style>
    <style:style style:name="P16" style:family="paragraph" style:parent-style-name="Standard" style:list-style-name="L3">
      <style:text-properties fo:language="de" fo:country="DE" officeooo:rsid="0034600f" officeooo:paragraph-rsid="00391284"/>
    </style:style>
    <style:style style:name="P17" style:family="paragraph" style:parent-style-name="Standard" style:list-style-name="L4">
      <style:text-properties fo:language="de" fo:country="DE" officeooo:rsid="0013c76b" officeooo:paragraph-rsid="00391284"/>
    </style:style>
    <style:style style:name="P18" style:family="paragraph" style:parent-style-name="Standard" style:list-style-name="L4">
      <style:text-properties fo:language="de" fo:country="DE" officeooo:rsid="0013c76b" officeooo:paragraph-rsid="0013c76b"/>
    </style:style>
    <style:style style:name="P19" style:family="paragraph" style:parent-style-name="Standard" style:list-style-name="L4">
      <style:text-properties fo:language="de" fo:country="DE" officeooo:rsid="00391284" officeooo:paragraph-rsid="00391284"/>
    </style:style>
    <style:style style:name="T1" style:family="text">
      <style:text-properties officeooo:rsid="0049e7e5"/>
    </style:style>
    <style:style style:name="T2" style:family="text">
      <style:text-properties officeooo:rsid="003addfa"/>
    </style:style>
    <style:style style:name="T3" style:family="text">
      <style:text-properties officeooo:rsid="0008b261"/>
    </style:style>
    <style:style style:name="T4" style:family="text">
      <style:text-properties officeooo:rsid="0034600f"/>
    </style:style>
    <style:style style:name="T5" style:family="text">
      <style:text-properties officeooo:rsid="0013c76b"/>
    </style:style>
    <style:style style:name="T6" style:family="text">
      <style:text-properties officeooo:rsid="004ad27b"/>
    </style:style>
    <style:style style:name="T7" style:family="text">
      <style:text-properties officeooo:rsid="004c3cc4"/>
    </style:style>
    <style:style style:name="T8" style:family="text">
      <style:text-properties officeooo:rsid="00563efb"/>
    </style:style>
    <style:style style:name="T9" style:family="text">
      <style:text-properties officeooo:rsid="005751c4"/>
    </style:style>
    <style:style style:name="T10" style:family="text">
      <style:text-properties officeooo:rsid="00585231"/>
    </style:style>
    <style:style style:name="T11" style:family="text">
      <style:text-properties officeooo:rsid="005946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Fallstudie</text:span> <text:span text:style-name="T4">für die Datenbankfunktionalitäten</text:span></text:p>
      <text:p text:style-name="P7"/>
      <text:p text:style-name="P3">Ziel</text:p>
      <text:p text:style-name="P5">In der <text:span text:style-name="T9">Fallstudie </text:span>werden Funktionalitäten <text:span text:style-name="T1">und </text:span>Daten der ZeitreihenDB, RasterDB, ProjektDB und VAT verwendet <text:span text:style-name="T1">um einen Workflow zu modellieren </text:span>, <text:span text:style-name="T1">der </text:span>die Bestandstemperatur auf Grundlage vom Blattflächenindex (LAI) und Klimastationsdaten schätzt. D<text:span text:style-name="T1">ie verwendete Transferfunktion </text:span><text:s/>wird auf die gesamte <text:span text:style-name="T1">Fläche des MOF </text:span>angewendet um die Bestandstemperatur räumlich zu modellieren. Das Ergebnis soll als Raster<text:span text:style-name="T1">datenebene </text:span><text:s/><text:span text:style-name="T7">sowie für</text:span> ausgewählte Waldstrukturplots visualisiert werden. </text:p>
      <text:p text:style-name="P4"/>
      <text:p text:style-name="P4">Nutzerverwaltung </text:p>
      <text:list xml:id="list853180064" text:style-name="L1">
        <text:list-item>
          <text:p text:style-name="P9">Einloggen und Verwalten eines Nutzers mit spezifischer Rolle ( Scientist, Student, Citizen)</text:p>
        </text:list-item>
        <text:list-item>
          <text:p text:style-name="P10"><text:span text:style-name="T1">Speichern, Laden und Manipulieren (Klonen)</text:span> des Workflows <text:span text:style-name="T1">inkl. Metadaten </text:span>in die ProjektDB/<text:span text:style-name="T1">VAT </text:span></text:p>
          <text:p text:style-name="P10"/>
        </text:list-item>
      </text:list>
      <text:p text:style-name="P2">Datensätze <text:span text:style-name="T2">und benutzerdefinierte Funktionen</text:span></text:p>
      <text:list xml:id="list3452222116" text:style-name="L2">
        <text:list-item>
          <text:p text:style-name="P12">Zeitreihen der zwei Klimastationen <text:span text:style-name="T3"><text:s/>(TubeDB)</text:span></text:p>
        </text:list-item>
        <text:list-item>
          <text:p text:style-name="P13">Lidar Daten <text:span text:style-name="T1">inkl. abgeleiteter Rasterdatensätze (</text:span>RasterDB<text:span text:style-name="T1">)</text:span></text:p>
        </text:list-item>
        <text:list-item>
          <text:p text:style-name="P12">Tabelle mit Waldstrukturplots <text:span text:style-name="T1">(</text:span>ProjektDB<text:span text:style-name="T1">)</text:span></text:p>
        </text:list-item>
      </text:list>
      <text:list xml:id="list1809782666" text:style-name="L3">
        <text:list-item>
          <text:p text:style-name="P16">R-Funktion “ <text:span text:style-name="T7">forestT</text:span>” <text:span text:style-name="T1">(</text:span>Github<text:span text:style-name="T1">)</text:span></text:p>
        </text:list-item>
      </text:list>
      <text:p text:style-name="P7"/>
      <text:p text:style-name="P3">Workflow</text:p>
      <text:p text:style-name="P8">Datenprozessierung und Modellierung</text:p>
      <text:list xml:id="list122617597015671" text:continue-list="list853180064" text:style-name="L1">
        <text:list-item>
          <text:p text:style-name="P14"><text:span text:style-name="T8">Flächendeckende </text:span>Berechnung des LAI aus den Lidar-Daten in 2 <text:span text:style-name="T8">m</text:span> <text:span text:style-name="T8">x 2 </text:span>m räumlicher Auflösung für den MOF.</text:p>
        </text:list-item>
        <text:list-item>
          <text:p text:style-name="P14">Bereitstellung der Montasmitteltemperatur im <text:span text:style-name="T10">Juni und </text:span>Juli 2018 <text:span text:style-name="T8">von den </text:span><text:s/>zwei Klimastationen.</text:p>
        </text:list-item>
        <text:list-item>
          <text:p text:style-name="P14">Extraktion des LAI für die Lage der Klimastationen.</text:p>
        </text:list-item>
        <text:list-item>
          <text:p text:style-name="P15">Anwendung der R-Funktion “<text:span text:style-name="T7">forestT </text:span>”, die ein lineares Modell aufstellt, welches <text:span text:style-name="T1">flächendeckend </text:span>aus dem LAI die Monatsmitteltemperatur schätzt. Eingangsparameter sind die gemessenen Temperaturen und der LAI an den Klimastationen sowie das LAI Raster. Die Funktion gibt ein Raster der modellierten Bestandstemperaturen zurück.</text:p>
        </text:list-item>
        <text:list-item>
          <text:p text:style-name="P10">Extraktion der modellierten Bestandstemperaturen für die Waldstrukturplots mit einem 10 m <text:span text:style-name="T10">x 10 m</text:span> Puffer.</text:p>
        </text:list-item>
        <text:list-item>
          <text:p text:style-name="P9">Berechnung deskriptive Statistik und Visualisierung <text:span text:style-name="T7">der </text:span>Waldstrukturplots.</text:p>
        </text:list-item>
      </text:list>
      <text:p text:style-name="P6"/>
      <text:p text:style-name="P8">Datenvisualisierung</text:p>
      <text:list xml:id="list2205391072" text:style-name="L4">
        <text:list-item>
          <text:p text:style-name="P17"><text:span text:style-name="T1">Verfügbarkeit des </text:span>Workflows <text:span text:style-name="T6">für berechtigte </text:span>Nutzer/<text:span text:style-name="T1">Rollen zur </text:span>automatisch<text:span text:style-name="T1">en Ausführung und weiteren Bearbeitung.</text:span></text:p>
        </text:list-item>
        <text:list-item>
          <text:p text:style-name="P17">Visualisierung des modellierten Temperaturrasters in der Projektion ETRS89 UTM mit der “viridis” <text:span text:style-name="T11">Farbp</text:span>alette</text:p>
        </text:list-item>
        <text:list-item>
          <text:p text:style-name="P19"><text:span text:style-name="T5">Visualisierung der extrahierten Bestandstemperaturen der Waldstrukturplots.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 Meyer</meta:initial-creator>
    <meta:creation-date>2018-11-10T21:33:36.883604500</meta:creation-date>
    <dc:date>2018-11-18T12:26:15.603853577</dc:date>
    <meta:editing-duration>PT2H49M56S</meta:editing-duration>
    <meta:editing-cycles>64</meta:editing-cycles>
    <meta:generator>LibreOffice/6.0.3.2$Linux_X86_64 LibreOffice_project/00m0$Build-2</meta:generator>
    <dc:creator>Hanna Meyer</dc:creator>
    <meta:document-statistic meta:table-count="0" meta:image-count="0" meta:object-count="0" meta:page-count="1" meta:paragraph-count="25" meta:word-count="267" meta:character-count="2064" meta:non-whitespace-character-count="1830"/>
  </office:meta>
</office:document-meta>
</file>